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1A57801C6FB7D2D8C5F.png" manifest:media-type="image/png"/>
  <manifest:file-entry manifest:full-path="Pictures/10000000000001D0000001199456E66E464146AE.png" manifest:media-type="image/png"/>
  <manifest:file-entry manifest:full-path="Pictures/10000000000001D70000017B2793E24E1F74E751.png" manifest:media-type="image/png"/>
  <manifest:file-entry manifest:full-path="Pictures/10000000000001F1000001B119B88821AAFF7130.png" manifest:media-type="image/png"/>
  <manifest:file-entry manifest:full-path="Pictures/10000000000001E9000001C138A6BA8000E740CD.png" manifest:media-type="image/png"/>
  <manifest:file-entry manifest:full-path="Pictures/1000000000000210000001D1731C1B2CEC1F31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9063in" svg:height="3.948in" draw:z-index="0"><draw:image xlink:href="Pictures/10000000000001D70000017B2793E24E1F74E7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5.0937in" svg:height="4.6772in" draw:z-index="1"><draw:image xlink:href="Pictures/10000000000001E9000001C138A6BA8000E740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5047in" svg:y="-0.5862in" svg:width="5.5in" svg:height="4.8437in" draw:z-index="2"><draw:image xlink:href="Pictures/1000000000000210000001D1731C1B2CEC1F3110.png" xlink:type="simple" xlink:show="embed" xlink:actuate="onLoad"/></draw:frame><text:soft-page-break/></text:p>
      <text:p text:style-name="Standard"><draw:frame draw:style-name="fr1" draw:name="Image4" text:anchor-type="paragraph" svg:width="5.1772in" svg:height="4.5102in" draw:z-index="3"><draw:image xlink:href="Pictures/10000000000001F1000001B119B88821AAFF71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width="5.1043in" svg:height="4.3854in" draw:z-index="4"><draw:image xlink:href="Pictures/10000000000001EA000001A57801C6FB7D2D8C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4.8335in" svg:height="2.9272in" draw:z-index="5"><draw:image xlink:href="Pictures/10000000000001D0000001199456E66E464146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3:41:10.617903582</meta:creation-date>
    <dc:date>2016-10-03T23:44:46.364658626</dc:date>
    <meta:editing-duration>PT3M36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5.1.2.2$Linux_X86_64 LibreOffice_project/10m0$Build-2</meta:generator>
  </office:meta>
</office:document-meta>
</file>